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fo:font-size="10.5pt" style:font-size-asian="10.5pt" style:font-size-complex="10.5pt"/>
    </style:style>
    <style:style style:name="P3" style:family="paragraph" style:parent-style-name="Preformatted_20_Text">
      <style:text-properties fo:font-size="10.5pt" style:font-size-asian="10.5pt" style:font-size-complex="10.5pt"/>
    </style:style>
    <style:style style:name="P4" style:family="paragraph" style:parent-style-name="Standard">
      <style:text-properties fo:font-size="10.5pt" fo:font-weight="bold" style:font-size-asian="10.5pt" style:font-weight-asian="bold" style:font-size-complex="10.5pt"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top="0cm" fo:margin-bottom="0.499cm" style:contextual-spacing="false"/>
      <style:text-properties fo:font-size="10.5pt" style:font-size-asian="10.5pt" style:font-size-complex="10.5pt"/>
    </style:style>
    <style:style style:name="P8" style:family="paragraph" style:parent-style-name="Standard">
      <style:paragraph-properties fo:margin-top="0cm" fo:margin-bottom="0.499cm" style:contextual-spacing="false"/>
      <style:text-properties fo:font-size="12pt" style:font-size-asian="12pt" style:font-size-complex="12pt"/>
    </style:style>
    <style:style style:name="P9" style:family="paragraph" style:parent-style-name="Text_20_body">
      <style:text-properties officeooo:paragraph-rsid="001e3cd7"/>
    </style:style>
    <style:style style:name="P10" style:family="paragraph" style:parent-style-name="Text_20_body">
      <style:text-properties officeooo:paragraph-rsid="001ee166"/>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text-properties fo:language="en" fo:country="US"/>
    </style:style>
    <style:style style:name="P13" style:family="paragraph" style:parent-style-name="Heading_20_1">
      <style:text-properties fo:language="en" fo:country="US" officeooo:paragraph-rsid="001e3cd7"/>
    </style:style>
    <style:style style:name="T1" style:family="text">
      <style:text-properties officeooo:rsid="001c7b80"/>
    </style:style>
    <style:style style:name="T2" style:family="text">
      <style:text-properties style:font-name="Courier New" style:font-name-asian="Courier New" style:font-name-complex="Courier New"/>
    </style:style>
    <style:style style:name="T3" style:family="text">
      <style:text-properties fo:language="en" fo:country="US"/>
    </style:style>
    <style:style style:name="T4" style:family="text">
      <style:text-properties fo:language="en" fo:country="US" officeooo:rsid="001e3cd7"/>
    </style:style>
    <style:style style:name="T5" style:family="text">
      <style:text-properties fo:language="en" fo:country="US" officeooo:rsid="001ee166"/>
    </style:style>
    <style:style style:name="T6" style:family="text">
      <style:text-properties officeooo:rsid="001e3c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amples of errors detected by LanguageTool (<text:a xlink:type="simple" xlink:href="http://www.languagetool.org/">http://www.languagetool.org</text:a>):</text:p>
      <text:p text:style-name="Standard"><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354_1941845911" text:style-name="Index_20_Link" text:visited-style-name="Index_20_Link">Chinese<text:tab/>1</text:a></text:p>
          <text:p text:style-name="P11"><text:a xlink:type="simple" xlink:href="#__RefHeading__356_1941845911" text:style-name="Index_20_Link" text:visited-style-name="Index_20_Link">Japanese<text:tab/>1</text:a></text:p>
          <text:p text:style-name="P11"><text:a xlink:type="simple" xlink:href="#__RefHeading__345_1941845911" text:style-name="Index_20_Link" text:visited-style-name="Index_20_Link">English<text:tab/>1</text:a></text:p>
          <text:p text:style-name="P11"><text:a xlink:type="simple" xlink:href="#__RefHeading__347_1941845911" text:style-name="Index_20_Link" text:visited-style-name="Index_20_Link">German<text:tab/>2</text:a></text:p>
        </text:index-body>
      </text:table-of-content>
      <text:h text:style-name="P12" text:outline-level="1"><text:span text:style-name="T1"/></text:h>
      <text:h text:style-name="P13" text:outline-level="1"><text:bookmark-start text:name="__RefHeading__354_1941845911"/><text:span text:style-name="T6">Chinese</text:span><text:bookmark-end text:name="__RefHeading__354_1941845911"/></text:h>
      <text:p text:style-name="P9"><text:span text:style-name="T4">妈妈去菜市场捡菜。</text:span></text:p>
      <text:p text:style-name="P9"><text:bookmark-start text:name="__DdeLink__349_1941845911"/><text:span text:style-name="T4">战争期间发生了多次残无人道的屠杀。</text:span><text:bookmark-end text:name="__DdeLink__349_1941845911"/></text:p>
      <text:h text:style-name="Heading_20_1" text:outline-level="1"><text:bookmark-start text:name="__RefHeading__356_1941845911"/><text:span text:style-name="T4">Japanese</text:span><text:bookmark-end text:name="__RefHeading__356_1941845911"/></text:h>
      <text:p text:style-name="P10"><text:span text:style-name="T5">そんじょそこらで手に入る</text:span></text:p>
      <text:p text:style-name="P10"><text:span text:style-name="T5">つれづれを慰める</text:span></text:p>
      <text:h text:style-name="P12" text:outline-level="1"><text:bookmark-start text:name="__RefHeading__345_1941845911"/><text:span text:style-name="T1">English</text:span><text:bookmark-end text:name="__RefHeading__345_1941845911"/></text:h>
      <text:p text:style-name="P6">Errors detected by Java rules:</text:p>
      <text:p text:style-name="P5"/>
      <text:p text:style-name="P5">A comma , but with too much whitespace.</text:p>
      <text:p text:style-name="P5">Too many dots..</text:p>
      <text:p text:style-name="P5">Incorrect whitespace ( spaces ) at parentheses.</text:p>
      <text:p text:style-name="P5">After a comma,there must be whitespace.</text:p>
      <text:p text:style-name="P5">a sentence should start with an uppercase letter.</text:p>
      <text:p text:style-name="P5">Repetition: I i am not repeating myself.</text:p>
      <text:p text:style-name="P5">A hour ago.</text:p>
      <text:p text:style-name="P5">At an university.</text:p>
      <text:p text:style-name="P5">I go to high school (warning if user's mother tongue is German).</text:p>
      <text:p text:style-name="P5"/>
      <text:p text:style-name="P6">Errors detected by patterns (see rules/en/grammar.xml):</text:p>
      <text:p text:style-name="P5"/>
      <text:p text:style-name="P5">Because to much snow was on it.</text:p>
      <text:p text:style-name="P5">I can give you more a detailed description of what's necessary.</text:p>
      <text:p text:style-name="P5">Some would think you a fortunate man.</text:p>
      <text:p text:style-name="P5">Yes it is, to a certain extend.</text:p>
      <text:p text:style-name="P5">Now, this is were my ignorance sets in.</text:p>
      <text:p text:style-name="P5">Type in one ore more words.</text:p>
      <text:p text:style-name="P5">The trash folder is the only on for me that works.</text:p>
      <text:p text:style-name="P5">He noticed that their is a new test.</text:p>
      <text:p text:style-name="P5">I a not sure.</text:p>
      <text:p text:style-name="P5">Ah, I new you would say that.</text:p>
      <text:p text:style-name="P5">Please not that saying "Open Source" does not mean very much.</text:p>
      <text:p text:style-name="P5">I'm nut sure.</text:p>
      <text:p text:style-name="P5">We think it helps finding bottlenecks and so one.</text:p>
      <text:p text:style-name="P5">Or we just through away all bugs.</text:p>
      <text:p text:style-name="P5">Or way that a very recent change in Qt?</text:p>
      <text:p text:style-name="P5"><text:soft-page-break/>Thanks for the responds.</text:p>
      <text:p text:style-name="P5">It's the only part of KDE I know off that uses automasking.</text:p>
      <text:p text:style-name="P5">Please don't us dispose.</text:p>
      <text:p text:style-name="P5">I thing that's a good idea.</text:p>
      <text:p text:style-name="P5">Were are in the process of implementing this.</text:p>
      <text:p text:style-name="P5">...which is wasn't the last day.</text:p>
      <text:p text:style-name="P5">Thanks again fore your help.</text:p>
      <text:p text:style-name="P5">It's less controversial then one would think.</text:p>
      <text:p text:style-name="P5">How to add equal values and than replace them with their sum?</text:p>
      <text:p text:style-name="P5">The a thing is this.</text:p>
      <text:p text:style-name="P5">Of cause all these things are relative.</text:p>
      <text:p text:style-name="P5">Single Clicking rather then Double Clicking</text:p>
      <text:p text:style-name="P5">Although I must admit when I look ate the paperback...</text:p>
      <text:p text:style-name="P5">This is a know problem.</text:p>
      <text:p text:style-name="P5">Something that my be interesting...</text:p>
      <text:p text:style-name="P5">This will be a much work.</text:p>
      <text:p text:style-name="P5">Kyoto is the most oldest city.</text:p>
      <text:p text:style-name="P5">I definitely think is should be less than four years.</text:p>
      <text:p text:style-name="P5">I should of known that right from the start.</text:p>
      <text:p text:style-name="P5">I have been out with the flew for the past 3 days.</text:p>
      <text:p text:style-name="P5">This house is as big than mine.</text:p>
      <text:p text:style-name="P5">This box contains as much like possible.</text:p>
      <text:p text:style-name="P5">You can not use the keyboard to select an item.</text:p>
      <text:p text:style-name="P5">I cant view PDF files in Explorer.</text:p>
      <text:p text:style-name="P5">The tagger will return more then one tag.</text:p>
      <text:p text:style-name="P5">Its where people walk around.</text:p>
      <text:p text:style-name="P5">Its a good opportunity.</text:p>
      <text:p text:style-name="P5">There no will be a park.</text:p>
      <text:p text:style-name="P5">There's no a new building.</text:p>
      <text:p text:style-name="P5">No is the right time.</text:p>
      <text:h text:style-name="P12" text:outline-level="1"><text:bookmark-start text:name="__RefHeading__347_1941845911"/><text:span text:style-name="T1">German</text:span><text:bookmark-end text:name="__RefHeading__347_1941845911"/></text:h>
      <text:p text:style-name="P4"><text:span text:style-name="T1">Fehler, für die es Java-Regeln gibt:</text:span></text:p>
      <text:p text:style-name="P2"/>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text:soft-page-break/></text:p>
      <text:p text:style-name="Standard">Und einen Absatz weiter dann Tunfisch.</text:p>
      <text:p text:style-name="P3"/>
      <text:p text:style-name="P4">Fehler, für die es Patterns gibt (siehe rules/de/grammar.xml):</text:p>
      <text:p text:style-name="P2"/>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2">…</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8">Mit Freundlichen grüßen,<text:line-break/>Manuela Mustermann</text:p>
      <text:p text:style-name="P7"><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932b512-69e3009-7a10e5c-fc86223-a55908</meta:generator>
    <dc:title>English LanguageTool error examples</dc:title>
    <meta:creation-date>2005-12-04T18:11:30</meta:creation-date>
    <dc:date>2013-01-26T19:05:19</dc:date>
    <dc:language>en-GB</dc:language>
    <meta:editing-cycles>20</meta:editing-cycles>
    <meta:editing-duration>PT35M30S</meta:editing-duration>
    <meta:document-statistic meta:table-count="0" meta:image-count="0" meta:object-count="0" meta:page-count="3" meta:paragraph-count="121" meta:word-count="1026" meta:character-count="5662" meta:non-whitespace-character-count="4798"/>
    <meta:user-defined meta:name="Info 1"/>
    <meta:user-defined meta:name="Info 2"/>
    <meta:user-defined meta:name="Info 3"/>
    <meta:user-defined meta:name="Info 4"/>
  </office:meta>
</office:document-meta>
</file>